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430319905" calcext:value-type="float">
            <text:p>1,430319905</text:p>
          </table:table-cell>
          <table:table-cell office:value-type="float" office:value="0.5012680292" calcext:value-type="float">
            <text:p>0,5012680292</text:p>
          </table:table-cell>
          <table:table-cell office:value-type="float" office:value="0.007878615521" calcext:value-type="float">
            <text:p>0,0078786155</text:p>
          </table:table-cell>
          <table:table-cell office:value-type="float" office:value="0.0002999873832" calcext:value-type="float">
            <text:p>0,00029998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2" calcext:value-type="float">
            <text:p>33412</text:p>
          </table:table-cell>
          <table:table-cell office:value-type="float" office:value="1.625474453" calcext:value-type="float">
            <text:p>1,625474453</text:p>
          </table:table-cell>
          <table:table-cell office:value-type="float" office:value="0.4501137137" calcext:value-type="float">
            <text:p>0,4501137137</text:p>
          </table:table-cell>
          <table:table-cell office:value-type="float" office:value="0.001858935924" calcext:value-type="float">
            <text:p>0,0018589359</text:p>
          </table:table-cell>
          <table:table-cell office:value-type="float" office:value="0.000138267962" calcext:value-type="float">
            <text:p>0,0001382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54" calcext:value-type="float">
            <text:p>33754</text:p>
          </table:table-cell>
          <table:table-cell office:value-type="float" office:value="1.142041802" calcext:value-type="float">
            <text:p>1,142041802</text:p>
          </table:table-cell>
          <table:table-cell office:value-type="float" office:value="0.5867712498" calcext:value-type="float">
            <text:p>0,5867712498</text:p>
          </table:table-cell>
          <table:table-cell office:value-type="float" office:value="0.0007907061372" calcext:value-type="float">
            <text:p>0,0007907061</text:p>
          </table:table-cell>
          <table:table-cell table:style-name="ce1" office:value-type="float" office:value="0.00003041177479" calcext:value-type="float">
            <text:p>3,04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858" calcext:value-type="float">
            <text:p>33858</text:p>
          </table:table-cell>
          <table:table-cell office:value-type="float" office:value="1.290148616" calcext:value-type="float">
            <text:p>1,290148616</text:p>
          </table:table-cell>
          <table:table-cell office:value-type="float" office:value="0.5896261334" calcext:value-type="float">
            <text:p>0,5896261334</text:p>
          </table:table-cell>
          <table:table-cell office:value-type="float" office:value="0.000924690743" calcext:value-type="float">
            <text:p>0,0009246907</text:p>
          </table:table-cell>
          <table:table-cell table:style-name="ce1" office:value-type="float" office:value="0.0000151588647" calcext:value-type="float">
            <text:p>1,52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012" calcext:value-type="float">
            <text:p>34012</text:p>
          </table:table-cell>
          <table:table-cell office:value-type="float" office:value="1.292395949" calcext:value-type="float">
            <text:p>1,292395949</text:p>
          </table:table-cell>
          <table:table-cell office:value-type="float" office:value="0.5742372274" calcext:value-type="float">
            <text:p>0,5742372274</text:p>
          </table:table-cell>
          <table:table-cell office:value-type="float" office:value="0.0007846450899" calcext:value-type="float">
            <text:p>0,0007846451</text:p>
          </table:table-cell>
          <table:table-cell table:style-name="ce1" office:value-type="float" office:value="0.00003017865856" calcext:value-type="float">
            <text:p>3,0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167" calcext:value-type="float">
            <text:p>34167</text:p>
          </table:table-cell>
          <table:table-cell office:value-type="float" office:value="1.147998691" calcext:value-type="float">
            <text:p>1,147998691</text:p>
          </table:table-cell>
          <table:table-cell office:value-type="float" office:value="0.5531901717" calcext:value-type="float">
            <text:p>0,5531901717</text:p>
          </table:table-cell>
          <table:table-cell office:value-type="float" office:value="0.0002853752812" calcext:value-type="float">
            <text:p>0,0002853753</text:p>
          </table:table-cell>
          <table:table-cell table:style-name="ce1" office:value-type="float" office:value="0.00004505925244" calcext:value-type="float">
            <text:p>4,5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217" calcext:value-type="float">
            <text:p>34217</text:p>
          </table:table-cell>
          <table:table-cell office:value-type="float" office:value="1.183843255" calcext:value-type="float">
            <text:p>1,183843255</text:p>
          </table:table-cell>
          <table:table-cell office:value-type="float" office:value="0.5938900709" calcext:value-type="float">
            <text:p>0,5938900709</text:p>
          </table:table-cell>
          <table:table-cell office:value-type="float" office:value="0.0005999070127" calcext:value-type="float">
            <text:p>0,000599907</text:p>
          </table:table-cell>
          <table:table-cell table:style-name="ce1" office:value-type="float" office:value="0.00001499767495" calcext:value-type="float">
            <text:p>1,50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347" calcext:value-type="float">
            <text:p>34347</text:p>
          </table:table-cell>
          <table:table-cell office:value-type="float" office:value="1.148801208" calcext:value-type="float">
            <text:p>1,148801208</text:p>
          </table:table-cell>
          <table:table-cell office:value-type="float" office:value="0.5910915732" calcext:value-type="float">
            <text:p>0,5910915732</text:p>
          </table:table-cell>
          <table:table-cell office:value-type="float" office:value="0.0003735245846" calcext:value-type="float">
            <text:p>0,0003735246</text:p>
          </table:table-cell>
          <table:table-cell table:style-name="ce1" office:value-type="float" office:value="0.00001494098342" calcext:value-type="float">
            <text:p>1,49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9" calcext:value-type="float">
            <text:p>34439</text:p>
          </table:table-cell>
          <table:table-cell office:value-type="float" office:value="1.203730106" calcext:value-type="float">
            <text:p>1,203730106</text:p>
          </table:table-cell>
          <table:table-cell office:value-type="float" office:value="0.5978885889" calcext:value-type="float">
            <text:p>0,5978885889</text:p>
          </table:table-cell>
          <table:table-cell office:value-type="float" office:value="0.0006854418316" calcext:value-type="float">
            <text:p>0,0006854418</text:p>
          </table:table-cell>
          <table:table-cell table:style-name="ce1" office:value-type="float" office:value="0.00001490090926" calcext:value-type="float">
            <text:p>1,49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8" calcext:value-type="float">
            <text:p>34588</text:p>
          </table:table-cell>
          <table:table-cell office:value-type="float" office:value="1.096549749" calcext:value-type="float">
            <text:p>1,096549749</text:p>
          </table:table-cell>
          <table:table-cell office:value-type="float" office:value="0.5978105068" calcext:value-type="float">
            <text:p>0,5978105068</text:p>
          </table:table-cell>
          <table:table-cell office:value-type="float" office:value="0.0002522292489" calcext:value-type="float">
            <text:p>0,0002522292</text:p>
          </table:table-cell>
          <table:table-cell table:style-name="ce1" office:value-type="float" office:value="0.00001483701544" calcext:value-type="float">
            <text:p>1,48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561303734" calcext:value-type="float">
            <text:p>1,2561303734</text:p>
          </table:table-cell>
          <table:table-cell table:formula="of:=AVERAGE([.D2:.D11])" office:value-type="float" office:value="0.5635887265" calcext:value-type="float">
            <text:p>0,5635887265</text:p>
          </table:table-cell>
          <table:table-cell table:formula="of:=AVERAGE([.E2:.E11])" office:value-type="float" office:value="0.00144340713741" calcext:value-type="float">
            <text:p>0,0014434071</text:p>
          </table:table-cell>
          <table:table-cell table:formula="of:=AVERAGE([.F2:.F11])" office:value-type="float" office:value="0.000061874047876" calcext:value-type="float">
            <text:p>0,000061874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33:25.598769373</dc:date>
    <meta:document-statistic meta:table-count="1" meta:cell-count="70" meta:object-count="0"/>
    <meta:generator>LibreOffice/4.1.4.2$Linux_X86_64 LibreOffice_project/410m0$Build-2</meta:generator>
  </office:meta>
</office:document-meta>
</file>